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7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2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b 58%"/>
    </style:style>
    <style:style style:name="T2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192.83mm" svg:height="137.83mm" svg:x="118.56mm" svg:y="59.75mm">
            <loext:p draw:notify-on-update-of-ranges="Foglio1.C14:Foglio1.C6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 table:number-rows-repeated="4">
          <table:table-cell table:style-name="Default" table:number-columns-repeated="3"/>
        </table:table-row>
        <table:table-row table:style-name="ro1">
          <table:table-cell table:style-name="Default" table:number-columns-repeated="2"/>
          <table:table-cell table:style-name="ce1" office:value-type="string" calcext:value-type="string">
            <text:p>Costo totale di un bene</text:p>
          </table:table-cell>
        </table:table-row>
        <table:table-row table:style-name="ro2">
          <table:table-cell table:style-name="Default" table:number-columns-repeated="2"/>
          <table:table-cell office:value-type="string" calcext:value-type="string">
            <text:p>C<text:span text:style-name="T1">(x)</text:span><text:span text:style-name="T2">=0.15*x^2-30x+500</text:span></text:p>
          </table:table-cell>
        </table:table-row>
        <table:table-row table:style-name="ro1" table:number-rows-repeated="3">
          <table:table-cell table:style-name="Default" table:number-columns-repeated="2"/>
          <table:table-cell table:style-name="ce3"/>
        </table:table-row>
        <table:table-row table:style-name="ro1">
          <table:table-cell table:style-name="ce1" office:value-type="string" calcext:value-type="string">
            <text:p>Costo medio unitario</text:p>
          </table:table-cell>
          <table:table-cell table:style-name="Default"/>
          <table:table-cell table:style-name="ce3"/>
        </table:table-row>
        <table:table-row table:style-name="ro1">
          <table:table-cell/>
          <table:table-cell table:style-name="Default"/>
          <table:table-cell table:style-name="ce3"/>
        </table:table-row>
        <table:table-row table:style-name="ro1">
          <table:table-cell table:style-name="Default" table:number-columns-repeated="2"/>
          <table:table-cell table:style-name="ce3"/>
        </table:table-row>
        <table:table-row table:style-name="ro2">
          <table:table-cell table:style-name="ce1" office:value-type="string" calcext:value-type="string">
            <text:p>C<text:span text:style-name="T1">(x)</text:span>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C<text:span text:style-name="T1">u(x)</text:span></text:p>
          </table:table-cell>
        </table:table-row>
        <table:table-row table:style-name="ro1">
          <table:table-cell table:formula="of:=0.15*[.B14]-30*[.B14]+500" office:value-type="float" office:value="470.15" calcext:value-type="float">
            <text:p>470,15</text:p>
          </table:table-cell>
          <table:table-cell office:value-type="float" office:value="1" calcext:value-type="float">
            <text:p>1</text:p>
          </table:table-cell>
          <table:table-cell table:formula="of:=[.A14]/[.B14]" office:value-type="float" office:value="470.15" calcext:value-type="float">
            <text:p>470,15</text:p>
          </table:table-cell>
        </table:table-row>
        <table:table-row table:style-name="ro1">
          <table:table-cell table:formula="of:=0.15*[.B15]-30*[.B15]+500" office:value-type="float" office:value="440.3" calcext:value-type="float">
            <text:p>440,3</text:p>
          </table:table-cell>
          <table:table-cell office:value-type="float" office:value="2" calcext:value-type="float">
            <text:p>2</text:p>
          </table:table-cell>
          <table:table-cell table:formula="of:=[.A15]/[.B15]" office:value-type="float" office:value="220.15" calcext:value-type="float">
            <text:p>220,15</text:p>
          </table:table-cell>
        </table:table-row>
        <table:table-row table:style-name="ro1">
          <table:table-cell table:formula="of:=0.15*[.B16]-30*[.B16]+500" office:value-type="float" office:value="410.45" calcext:value-type="float">
            <text:p>410,45</text:p>
          </table:table-cell>
          <table:table-cell office:value-type="float" office:value="3" calcext:value-type="float">
            <text:p>3</text:p>
          </table:table-cell>
          <table:table-cell table:formula="of:=[.A16]/[.B16]" office:value-type="float" office:value="136.816666666667" calcext:value-type="float">
            <text:p>136,816666666667</text:p>
          </table:table-cell>
        </table:table-row>
        <table:table-row table:style-name="ro1">
          <table:table-cell table:formula="of:=0.15*[.B17]-30*[.B17]+500" office:value-type="float" office:value="380.6" calcext:value-type="float">
            <text:p>380,6</text:p>
          </table:table-cell>
          <table:table-cell office:value-type="float" office:value="4" calcext:value-type="float">
            <text:p>4</text:p>
          </table:table-cell>
          <table:table-cell table:formula="of:=[.A17]/[.B17]" office:value-type="float" office:value="95.15" calcext:value-type="float">
            <text:p>95,15</text:p>
          </table:table-cell>
        </table:table-row>
        <table:table-row table:style-name="ro1">
          <table:table-cell table:formula="of:=0.15*[.B18]-30*[.B18]+500" office:value-type="float" office:value="350.75" calcext:value-type="float">
            <text:p>350,75</text:p>
          </table:table-cell>
          <table:table-cell office:value-type="float" office:value="5" calcext:value-type="float">
            <text:p>5</text:p>
          </table:table-cell>
          <table:table-cell table:formula="of:=[.A18]/[.B18]" office:value-type="float" office:value="70.15" calcext:value-type="float">
            <text:p>70,15</text:p>
          </table:table-cell>
        </table:table-row>
        <table:table-row table:style-name="ro1">
          <table:table-cell table:formula="of:=0.15*[.B19]-30*[.B19]+500" office:value-type="float" office:value="320.9" calcext:value-type="float">
            <text:p>320,9</text:p>
          </table:table-cell>
          <table:table-cell office:value-type="float" office:value="6" calcext:value-type="float">
            <text:p>6</text:p>
          </table:table-cell>
          <table:table-cell table:formula="of:=[.A19]/[.B19]" office:value-type="float" office:value="53.4833333333333" calcext:value-type="float">
            <text:p>53,4833333333333</text:p>
          </table:table-cell>
        </table:table-row>
        <table:table-row table:style-name="ro1">
          <table:table-cell table:formula="of:=0.15*[.B20]-30*[.B20]+500" office:value-type="float" office:value="291.05" calcext:value-type="float">
            <text:p>291,05</text:p>
          </table:table-cell>
          <table:table-cell office:value-type="float" office:value="7" calcext:value-type="float">
            <text:p>7</text:p>
          </table:table-cell>
          <table:table-cell table:formula="of:=[.A20]/[.B20]" office:value-type="float" office:value="41.5785714285714" calcext:value-type="float">
            <text:p>41,5785714285714</text:p>
          </table:table-cell>
        </table:table-row>
        <table:table-row table:style-name="ro1">
          <table:table-cell table:formula="of:=0.15*[.B21]-30*[.B21]+500" office:value-type="float" office:value="261.2" calcext:value-type="float">
            <text:p>261,2</text:p>
          </table:table-cell>
          <table:table-cell office:value-type="float" office:value="8" calcext:value-type="float">
            <text:p>8</text:p>
          </table:table-cell>
          <table:table-cell table:formula="of:=[.A21]/[.B21]" office:value-type="float" office:value="32.65" calcext:value-type="float">
            <text:p>32,65</text:p>
          </table:table-cell>
        </table:table-row>
        <table:table-row table:style-name="ro1">
          <table:table-cell table:formula="of:=0.15*[.B22]-30*[.B22]+500" office:value-type="float" office:value="231.35" calcext:value-type="float">
            <text:p>231,35</text:p>
          </table:table-cell>
          <table:table-cell office:value-type="float" office:value="9" calcext:value-type="float">
            <text:p>9</text:p>
          </table:table-cell>
          <table:table-cell table:formula="of:=[.A22]/[.B22]" office:value-type="float" office:value="25.7055555555556" calcext:value-type="float">
            <text:p>25,7055555555556</text:p>
          </table:table-cell>
        </table:table-row>
        <table:table-row table:style-name="ro1">
          <table:table-cell table:formula="of:=0.15*[.B23]-30*[.B23]+500" office:value-type="float" office:value="201.5" calcext:value-type="float">
            <text:p>201,5</text:p>
          </table:table-cell>
          <table:table-cell office:value-type="float" office:value="10" calcext:value-type="float">
            <text:p>10</text:p>
          </table:table-cell>
          <table:table-cell table:formula="of:=[.A23]/[.B23]" office:value-type="float" office:value="20.15" calcext:value-type="float">
            <text:p>20,15</text:p>
          </table:table-cell>
        </table:table-row>
        <table:table-row table:style-name="ro1">
          <table:table-cell table:formula="of:=0.15*[.B24]-30*[.B24]+500" office:value-type="float" office:value="171.65" calcext:value-type="float">
            <text:p>171,65</text:p>
          </table:table-cell>
          <table:table-cell office:value-type="float" office:value="11" calcext:value-type="float">
            <text:p>11</text:p>
          </table:table-cell>
          <table:table-cell table:formula="of:=[.A24]/[.B24]" office:value-type="float" office:value="15.6045454545455" calcext:value-type="float">
            <text:p>15,6045454545455</text:p>
          </table:table-cell>
        </table:table-row>
        <table:table-row table:style-name="ro1">
          <table:table-cell table:formula="of:=0.15*[.B25]-30*[.B25]+500" office:value-type="float" office:value="141.8" calcext:value-type="float">
            <text:p>141,8</text:p>
          </table:table-cell>
          <table:table-cell office:value-type="float" office:value="12" calcext:value-type="float">
            <text:p>12</text:p>
          </table:table-cell>
          <table:table-cell table:formula="of:=[.A25]/[.B25]" office:value-type="float" office:value="11.8166666666667" calcext:value-type="float">
            <text:p>11,8166666666667</text:p>
          </table:table-cell>
        </table:table-row>
        <table:table-row table:style-name="ro1">
          <table:table-cell table:formula="of:=0.15*[.B26]-30*[.B26]+500" office:value-type="float" office:value="111.95" calcext:value-type="float">
            <text:p>111,95</text:p>
          </table:table-cell>
          <table:table-cell office:value-type="float" office:value="13" calcext:value-type="float">
            <text:p>13</text:p>
          </table:table-cell>
          <table:table-cell table:formula="of:=[.A26]/[.B26]" office:value-type="float" office:value="8.61153846153846" calcext:value-type="float">
            <text:p>8,61153846153846</text:p>
          </table:table-cell>
        </table:table-row>
        <table:table-row table:style-name="ro1">
          <table:table-cell table:formula="of:=0.15*[.B27]-30*[.B27]+500" office:value-type="float" office:value="82.1" calcext:value-type="float">
            <text:p>82,1</text:p>
          </table:table-cell>
          <table:table-cell office:value-type="float" office:value="14" calcext:value-type="float">
            <text:p>14</text:p>
          </table:table-cell>
          <table:table-cell table:formula="of:=[.A27]/[.B27]" office:value-type="float" office:value="5.86428571428572" calcext:value-type="float">
            <text:p>5,86428571428572</text:p>
          </table:table-cell>
        </table:table-row>
        <table:table-row table:style-name="ro1">
          <table:table-cell table:formula="of:=0.15*[.B28]-30*[.B28]+500" office:value-type="float" office:value="52.25" calcext:value-type="float">
            <text:p>52,25</text:p>
          </table:table-cell>
          <table:table-cell office:value-type="float" office:value="15" calcext:value-type="float">
            <text:p>15</text:p>
          </table:table-cell>
          <table:table-cell table:formula="of:=[.A28]/[.B28]" office:value-type="float" office:value="3.48333333333333" calcext:value-type="float">
            <text:p>3,48333333333333</text:p>
          </table:table-cell>
        </table:table-row>
        <table:table-row table:style-name="ro1">
          <table:table-cell table:formula="of:=0.15*[.B29]-30*[.B29]+500" office:value-type="float" office:value="22.4" calcext:value-type="float">
            <text:p>22,4</text:p>
          </table:table-cell>
          <table:table-cell office:value-type="float" office:value="16" calcext:value-type="float">
            <text:p>16</text:p>
          </table:table-cell>
          <table:table-cell table:formula="of:=[.A29]/[.B29]" office:value-type="float" office:value="1.4" calcext:value-type="float">
            <text:p>1,4</text:p>
          </table:table-cell>
        </table:table-row>
        <table:table-row table:style-name="ro1">
          <table:table-cell table:formula="of:=0.15*[.B30]-30*[.B30]+500" office:value-type="float" office:value="-7.44999999999999" calcext:value-type="float">
            <text:p>-7,44999999999999</text:p>
          </table:table-cell>
          <table:table-cell office:value-type="float" office:value="17" calcext:value-type="float">
            <text:p>17</text:p>
          </table:table-cell>
          <table:table-cell table:formula="of:=[.A30]/[.B30]" office:value-type="float" office:value="-0.438235294117646" calcext:value-type="float">
            <text:p>-0,438235294117646</text:p>
          </table:table-cell>
        </table:table-row>
        <table:table-row table:style-name="ro1">
          <table:table-cell table:formula="of:=0.15*[.B31]-30*[.B31]+500" office:value-type="float" office:value="-37.3" calcext:value-type="float">
            <text:p>-37,3</text:p>
          </table:table-cell>
          <table:table-cell office:value-type="float" office:value="18" calcext:value-type="float">
            <text:p>18</text:p>
          </table:table-cell>
          <table:table-cell table:formula="of:=[.A31]/[.B31]" office:value-type="float" office:value="-2.07222222222222" calcext:value-type="float">
            <text:p>-2,07222222222222</text:p>
          </table:table-cell>
        </table:table-row>
        <table:table-row table:style-name="ro1">
          <table:table-cell table:formula="of:=0.15*[.B32]-30*[.B32]+500" office:value-type="float" office:value="-67.15" calcext:value-type="float">
            <text:p>-67,15</text:p>
          </table:table-cell>
          <table:table-cell office:value-type="float" office:value="19" calcext:value-type="float">
            <text:p>19</text:p>
          </table:table-cell>
          <table:table-cell table:formula="of:=[.A32]/[.B32]" office:value-type="float" office:value="-3.53421052631579" calcext:value-type="float">
            <text:p>-3,53421052631579</text:p>
          </table:table-cell>
        </table:table-row>
        <table:table-row table:style-name="ro1">
          <table:table-cell table:formula="of:=0.15*[.B33]-30*[.B33]+500" office:value-type="float" office:value="-97" calcext:value-type="float">
            <text:p>-97</text:p>
          </table:table-cell>
          <table:table-cell office:value-type="float" office:value="20" calcext:value-type="float">
            <text:p>20</text:p>
          </table:table-cell>
          <table:table-cell table:formula="of:=[.A33]/[.B33]" office:value-type="float" office:value="-4.85" calcext:value-type="float">
            <text:p>-4,85</text:p>
          </table:table-cell>
        </table:table-row>
        <table:table-row table:style-name="ro1">
          <table:table-cell table:formula="of:=0.15*[.B34]-30*[.B34]+500" office:value-type="float" office:value="-126.85" calcext:value-type="float">
            <text:p>-126,85</text:p>
          </table:table-cell>
          <table:table-cell office:value-type="float" office:value="21" calcext:value-type="float">
            <text:p>21</text:p>
          </table:table-cell>
          <table:table-cell table:formula="of:=[.A34]/[.B34]" office:value-type="float" office:value="-6.04047619047619" calcext:value-type="float">
            <text:p>-6,04047619047619</text:p>
          </table:table-cell>
        </table:table-row>
        <table:table-row table:style-name="ro1">
          <table:table-cell table:formula="of:=0.15*[.B35]-30*[.B35]+500" office:value-type="float" office:value="-156.7" calcext:value-type="float">
            <text:p>-156,7</text:p>
          </table:table-cell>
          <table:table-cell office:value-type="float" office:value="22" calcext:value-type="float">
            <text:p>22</text:p>
          </table:table-cell>
          <table:table-cell table:formula="of:=[.A35]/[.B35]" office:value-type="float" office:value="-7.12272727272728" calcext:value-type="float">
            <text:p>-7,12272727272728</text:p>
          </table:table-cell>
        </table:table-row>
        <table:table-row table:style-name="ro1">
          <table:table-cell table:formula="of:=0.15*[.B36]-30*[.B36]+500" office:value-type="float" office:value="-186.55" calcext:value-type="float">
            <text:p>-186,55</text:p>
          </table:table-cell>
          <table:table-cell office:value-type="float" office:value="23" calcext:value-type="float">
            <text:p>23</text:p>
          </table:table-cell>
          <table:table-cell table:formula="of:=[.A36]/[.B36]" office:value-type="float" office:value="-8.11086956521739" calcext:value-type="float">
            <text:p>-8,11086956521739</text:p>
          </table:table-cell>
        </table:table-row>
        <table:table-row table:style-name="ro1">
          <table:table-cell table:formula="of:=0.15*[.B37]-30*[.B37]+500" office:value-type="float" office:value="-216.4" calcext:value-type="float">
            <text:p>-216,4</text:p>
          </table:table-cell>
          <table:table-cell office:value-type="float" office:value="24" calcext:value-type="float">
            <text:p>24</text:p>
          </table:table-cell>
          <table:table-cell table:formula="of:=[.A37]/[.B37]" office:value-type="float" office:value="-9.01666666666667" calcext:value-type="float">
            <text:p>-9,01666666666667</text:p>
          </table:table-cell>
        </table:table-row>
        <table:table-row table:style-name="ro1">
          <table:table-cell table:formula="of:=0.15*[.B38]-30*[.B38]+500" office:value-type="float" office:value="-246.25" calcext:value-type="float">
            <text:p>-246,25</text:p>
          </table:table-cell>
          <table:table-cell office:value-type="float" office:value="25" calcext:value-type="float">
            <text:p>25</text:p>
          </table:table-cell>
          <table:table-cell table:formula="of:=[.A38]/[.B38]" office:value-type="float" office:value="-9.85" calcext:value-type="float">
            <text:p>-9,85</text:p>
          </table:table-cell>
        </table:table-row>
        <table:table-row table:style-name="ro1">
          <table:table-cell table:formula="of:=0.15*[.B39]-30*[.B39]+500" office:value-type="float" office:value="-276.1" calcext:value-type="float">
            <text:p>-276,1</text:p>
          </table:table-cell>
          <table:table-cell office:value-type="float" office:value="26" calcext:value-type="float">
            <text:p>26</text:p>
          </table:table-cell>
          <table:table-cell table:formula="of:=[.A39]/[.B39]" office:value-type="float" office:value="-10.6192307692308" calcext:value-type="float">
            <text:p>-10,6192307692308</text:p>
          </table:table-cell>
        </table:table-row>
        <table:table-row table:style-name="ro1">
          <table:table-cell table:formula="of:=0.15*[.B40]-30*[.B40]+500" office:value-type="float" office:value="-305.95" calcext:value-type="float">
            <text:p>-305,95</text:p>
          </table:table-cell>
          <table:table-cell office:value-type="float" office:value="27" calcext:value-type="float">
            <text:p>27</text:p>
          </table:table-cell>
          <table:table-cell table:formula="of:=[.A40]/[.B40]" office:value-type="float" office:value="-11.3314814814815" calcext:value-type="float">
            <text:p>-11,3314814814815</text:p>
          </table:table-cell>
        </table:table-row>
        <table:table-row table:style-name="ro1">
          <table:table-cell table:formula="of:=0.15*[.B41]-30*[.B41]+500" office:value-type="float" office:value="-335.8" calcext:value-type="float">
            <text:p>-335,8</text:p>
          </table:table-cell>
          <table:table-cell office:value-type="float" office:value="28" calcext:value-type="float">
            <text:p>28</text:p>
          </table:table-cell>
          <table:table-cell table:formula="of:=[.A41]/[.B41]" office:value-type="float" office:value="-11.9928571428571" calcext:value-type="float">
            <text:p>-11,9928571428571</text:p>
          </table:table-cell>
        </table:table-row>
        <table:table-row table:style-name="ro1">
          <table:table-cell table:formula="of:=0.15*[.B42]-30*[.B42]+500" office:value-type="float" office:value="-365.65" calcext:value-type="float">
            <text:p>-365,65</text:p>
          </table:table-cell>
          <table:table-cell office:value-type="float" office:value="29" calcext:value-type="float">
            <text:p>29</text:p>
          </table:table-cell>
          <table:table-cell table:formula="of:=[.A42]/[.B42]" office:value-type="float" office:value="-12.6086206896552" calcext:value-type="float">
            <text:p>-12,6086206896552</text:p>
          </table:table-cell>
        </table:table-row>
        <table:table-row table:style-name="ro1">
          <table:table-cell table:formula="of:=0.15*[.B43]-30*[.B43]+500" office:value-type="float" office:value="-395.5" calcext:value-type="float">
            <text:p>-395,5</text:p>
          </table:table-cell>
          <table:table-cell office:value-type="float" office:value="30" calcext:value-type="float">
            <text:p>30</text:p>
          </table:table-cell>
          <table:table-cell table:formula="of:=[.A43]/[.B43]" office:value-type="float" office:value="-13.1833333333333" calcext:value-type="float">
            <text:p>-13,1833333333333</text:p>
          </table:table-cell>
        </table:table-row>
        <table:table-row table:style-name="ro1">
          <table:table-cell table:formula="of:=0.15*[.B44]-30*[.B44]+500" office:value-type="float" office:value="-425.35" calcext:value-type="float">
            <text:p>-425,35</text:p>
          </table:table-cell>
          <table:table-cell office:value-type="float" office:value="31" calcext:value-type="float">
            <text:p>31</text:p>
          </table:table-cell>
          <table:table-cell table:formula="of:=[.A44]/[.B44]" office:value-type="float" office:value="-13.7209677419355" calcext:value-type="float">
            <text:p>-13,7209677419355</text:p>
          </table:table-cell>
        </table:table-row>
        <table:table-row table:style-name="ro1">
          <table:table-cell table:formula="of:=0.15*[.B45]-30*[.B45]+500" office:value-type="float" office:value="-455.2" calcext:value-type="float">
            <text:p>-455,2</text:p>
          </table:table-cell>
          <table:table-cell office:value-type="float" office:value="32" calcext:value-type="float">
            <text:p>32</text:p>
          </table:table-cell>
          <table:table-cell table:formula="of:=[.A45]/[.B45]" office:value-type="float" office:value="-14.225" calcext:value-type="float">
            <text:p>-14,225</text:p>
          </table:table-cell>
        </table:table-row>
        <table:table-row table:style-name="ro1">
          <table:table-cell table:formula="of:=0.15*[.B46]-30*[.B46]+500" office:value-type="float" office:value="-485.05" calcext:value-type="float">
            <text:p>-485,05</text:p>
          </table:table-cell>
          <table:table-cell office:value-type="float" office:value="33" calcext:value-type="float">
            <text:p>33</text:p>
          </table:table-cell>
          <table:table-cell table:formula="of:=[.A46]/[.B46]" office:value-type="float" office:value="-14.6984848484848" calcext:value-type="float">
            <text:p>-14,6984848484848</text:p>
          </table:table-cell>
        </table:table-row>
        <table:table-row table:style-name="ro1">
          <table:table-cell table:formula="of:=0.15*[.B47]-30*[.B47]+500" office:value-type="float" office:value="-514.9" calcext:value-type="float">
            <text:p>-514,9</text:p>
          </table:table-cell>
          <table:table-cell office:value-type="float" office:value="34" calcext:value-type="float">
            <text:p>34</text:p>
          </table:table-cell>
          <table:table-cell table:formula="of:=[.A47]/[.B47]" office:value-type="float" office:value="-15.1441176470588" calcext:value-type="float">
            <text:p>-15,1441176470588</text:p>
          </table:table-cell>
        </table:table-row>
        <table:table-row table:style-name="ro1">
          <table:table-cell table:formula="of:=0.15*[.B48]-30*[.B48]+500" office:value-type="float" office:value="-544.75" calcext:value-type="float">
            <text:p>-544,75</text:p>
          </table:table-cell>
          <table:table-cell office:value-type="float" office:value="35" calcext:value-type="float">
            <text:p>35</text:p>
          </table:table-cell>
          <table:table-cell table:formula="of:=[.A48]/[.B48]" office:value-type="float" office:value="-15.5642857142857" calcext:value-type="float">
            <text:p>-15,5642857142857</text:p>
          </table:table-cell>
        </table:table-row>
        <table:table-row table:style-name="ro1">
          <table:table-cell table:formula="of:=0.15*[.B49]-30*[.B49]+500" office:value-type="float" office:value="-574.6" calcext:value-type="float">
            <text:p>-574,6</text:p>
          </table:table-cell>
          <table:table-cell office:value-type="float" office:value="36" calcext:value-type="float">
            <text:p>36</text:p>
          </table:table-cell>
          <table:table-cell table:formula="of:=[.A49]/[.B49]" office:value-type="float" office:value="-15.9611111111111" calcext:value-type="float">
            <text:p>-15,9611111111111</text:p>
          </table:table-cell>
        </table:table-row>
        <table:table-row table:style-name="ro1">
          <table:table-cell table:formula="of:=0.15*[.B50]-30*[.B50]+500" office:value-type="float" office:value="-604.45" calcext:value-type="float">
            <text:p>-604,45</text:p>
          </table:table-cell>
          <table:table-cell office:value-type="float" office:value="37" calcext:value-type="float">
            <text:p>37</text:p>
          </table:table-cell>
          <table:table-cell table:formula="of:=[.A50]/[.B50]" office:value-type="float" office:value="-16.3364864864865" calcext:value-type="float">
            <text:p>-16,3364864864865</text:p>
          </table:table-cell>
        </table:table-row>
        <table:table-row table:style-name="ro1">
          <table:table-cell table:formula="of:=0.15*[.B51]-30*[.B51]+500" office:value-type="float" office:value="-634.3" calcext:value-type="float">
            <text:p>-634,3</text:p>
          </table:table-cell>
          <table:table-cell office:value-type="float" office:value="38" calcext:value-type="float">
            <text:p>38</text:p>
          </table:table-cell>
          <table:table-cell table:formula="of:=[.A51]/[.B51]" office:value-type="float" office:value="-16.6921052631579" calcext:value-type="float">
            <text:p>-16,6921052631579</text:p>
          </table:table-cell>
        </table:table-row>
        <table:table-row table:style-name="ro1">
          <table:table-cell table:formula="of:=0.15*[.B52]-30*[.B52]+500" office:value-type="float" office:value="-664.15" calcext:value-type="float">
            <text:p>-664,15</text:p>
          </table:table-cell>
          <table:table-cell office:value-type="float" office:value="39" calcext:value-type="float">
            <text:p>39</text:p>
          </table:table-cell>
          <table:table-cell table:formula="of:=[.A52]/[.B52]" office:value-type="float" office:value="-17.0294871794872" calcext:value-type="float">
            <text:p>-17,0294871794872</text:p>
          </table:table-cell>
        </table:table-row>
        <table:table-row table:style-name="ro1">
          <table:table-cell table:formula="of:=0.15*[.B53]-30*[.B53]+500" office:value-type="float" office:value="-694" calcext:value-type="float">
            <text:p>-694</text:p>
          </table:table-cell>
          <table:table-cell office:value-type="float" office:value="40" calcext:value-type="float">
            <text:p>40</text:p>
          </table:table-cell>
          <table:table-cell table:formula="of:=[.A53]/[.B53]" office:value-type="float" office:value="-17.35" calcext:value-type="float">
            <text:p>-17,35</text:p>
          </table:table-cell>
        </table:table-row>
        <table:table-row table:style-name="ro1">
          <table:table-cell table:formula="of:=0.15*[.B54]-30*[.B54]+500" office:value-type="float" office:value="-723.85" calcext:value-type="float">
            <text:p>-723,85</text:p>
          </table:table-cell>
          <table:table-cell office:value-type="float" office:value="41" calcext:value-type="float">
            <text:p>41</text:p>
          </table:table-cell>
          <table:table-cell table:formula="of:=[.A54]/[.B54]" office:value-type="float" office:value="-17.6548780487805" calcext:value-type="float">
            <text:p>-17,6548780487805</text:p>
          </table:table-cell>
        </table:table-row>
        <table:table-row table:style-name="ro1">
          <table:table-cell table:formula="of:=0.15*[.B55]-30*[.B55]+500" office:value-type="float" office:value="-753.7" calcext:value-type="float">
            <text:p>-753,7</text:p>
          </table:table-cell>
          <table:table-cell office:value-type="float" office:value="42" calcext:value-type="float">
            <text:p>42</text:p>
          </table:table-cell>
          <table:table-cell table:formula="of:=[.A55]/[.B55]" office:value-type="float" office:value="-17.9452380952381" calcext:value-type="float">
            <text:p>-17,9452380952381</text:p>
          </table:table-cell>
        </table:table-row>
        <table:table-row table:style-name="ro1">
          <table:table-cell table:formula="of:=0.15*[.B56]-30*[.B56]+500" office:value-type="float" office:value="-783.55" calcext:value-type="float">
            <text:p>-783,55</text:p>
          </table:table-cell>
          <table:table-cell office:value-type="float" office:value="43" calcext:value-type="float">
            <text:p>43</text:p>
          </table:table-cell>
          <table:table-cell table:formula="of:=[.A56]/[.B56]" office:value-type="float" office:value="-18.2220930232558" calcext:value-type="float">
            <text:p>-18,2220930232558</text:p>
          </table:table-cell>
        </table:table-row>
        <table:table-row table:style-name="ro1">
          <table:table-cell table:formula="of:=0.15*[.B57]-30*[.B57]+500" office:value-type="float" office:value="-813.4" calcext:value-type="float">
            <text:p>-813,4</text:p>
          </table:table-cell>
          <table:table-cell office:value-type="float" office:value="44" calcext:value-type="float">
            <text:p>44</text:p>
          </table:table-cell>
          <table:table-cell table:formula="of:=[.A57]/[.B57]" office:value-type="float" office:value="-18.4863636363636" calcext:value-type="float">
            <text:p>-18,4863636363636</text:p>
          </table:table-cell>
        </table:table-row>
        <table:table-row table:style-name="ro1">
          <table:table-cell table:formula="of:=0.15*[.B58]-30*[.B58]+500" office:value-type="float" office:value="-843.25" calcext:value-type="float">
            <text:p>-843,25</text:p>
          </table:table-cell>
          <table:table-cell office:value-type="float" office:value="45" calcext:value-type="float">
            <text:p>45</text:p>
          </table:table-cell>
          <table:table-cell table:formula="of:=[.A58]/[.B58]" office:value-type="float" office:value="-18.7388888888889" calcext:value-type="float">
            <text:p>-18,7388888888889</text:p>
          </table:table-cell>
        </table:table-row>
        <table:table-row table:style-name="ro1">
          <table:table-cell table:formula="of:=0.15*[.B59]-30*[.B59]+500" office:value-type="float" office:value="-873.1" calcext:value-type="float">
            <text:p>-873,1</text:p>
          </table:table-cell>
          <table:table-cell office:value-type="float" office:value="46" calcext:value-type="float">
            <text:p>46</text:p>
          </table:table-cell>
          <table:table-cell table:formula="of:=[.A59]/[.B59]" office:value-type="float" office:value="-18.9804347826087" calcext:value-type="float">
            <text:p>-18,9804347826087</text:p>
          </table:table-cell>
        </table:table-row>
        <table:table-row table:style-name="ro1">
          <table:table-cell table:formula="of:=0.15*[.B60]-30*[.B60]+500" office:value-type="float" office:value="-902.95" calcext:value-type="float">
            <text:p>-902,95</text:p>
          </table:table-cell>
          <table:table-cell office:value-type="float" office:value="47" calcext:value-type="float">
            <text:p>47</text:p>
          </table:table-cell>
          <table:table-cell table:formula="of:=[.A60]/[.B60]" office:value-type="float" office:value="-19.2117021276596" calcext:value-type="float">
            <text:p>-19,2117021276596</text:p>
          </table:table-cell>
        </table:table-row>
        <table:table-row table:style-name="ro1">
          <table:table-cell table:formula="of:=0.15*[.B61]-30*[.B61]+500" office:value-type="float" office:value="-932.8" calcext:value-type="float">
            <text:p>-932,8</text:p>
          </table:table-cell>
          <table:table-cell office:value-type="float" office:value="48" calcext:value-type="float">
            <text:p>48</text:p>
          </table:table-cell>
          <table:table-cell table:formula="of:=[.A61]/[.B61]" office:value-type="float" office:value="-19.4333333333333" calcext:value-type="float">
            <text:p>-19,4333333333333</text:p>
          </table:table-cell>
        </table:table-row>
        <table:table-row table:style-name="ro1">
          <table:table-cell table:formula="of:=0.15*[.B62]-30*[.B62]+500" office:value-type="float" office:value="-962.65" calcext:value-type="float">
            <text:p>-962,65</text:p>
          </table:table-cell>
          <table:table-cell office:value-type="float" office:value="49" calcext:value-type="float">
            <text:p>49</text:p>
          </table:table-cell>
          <table:table-cell table:formula="of:=[.A62]/[.B62]" office:value-type="float" office:value="-19.6459183673469" calcext:value-type="float">
            <text:p>-19,6459183673469</text:p>
          </table:table-cell>
        </table:table-row>
        <table:table-row table:style-name="ro1">
          <table:table-cell table:formula="of:=0.15*[.B63]-30*[.B63]+500" office:value-type="float" office:value="-992.5" calcext:value-type="float">
            <text:p>-992,5</text:p>
          </table:table-cell>
          <table:table-cell office:value-type="float" office:value="50" calcext:value-type="float">
            <text:p>50</text:p>
          </table:table-cell>
          <table:table-cell table:formula="of:=[.A63]/[.B63]" office:value-type="float" office:value="-19.85" calcext:value-type="float">
            <text:p>-19,85</text:p>
          </table:table-cell>
        </table:table-row>
      </table:table>
      <table:table table:name="Foglio2" table:style-name="ta1">
        <table:table-column table:style-name="co2" table:number-columns-repeated="4" table:default-cell-style-name="Default"/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’(x)=0,3x-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9">00/00/0000</text:date>, <text:time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8:41:49.060185344</meta:creation-date>
    <dc:date>2017-11-29T19:49:37.650859754</dc:date>
    <meta:editing-duration>PT47M24S</meta:editing-duration>
    <meta:editing-cycles>1</meta:editing-cycles>
    <meta:document-statistic meta:table-count="2" meta:cell-count="157" meta:object-count="1"/>
    <meta:generator>LibreOffice/5.4.1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284cm" svg:height="13.784cm" xlink:href=".." xlink:type="simple" chart:class="chart:line" chart:style-name="ch1">
        <chart:legend chart:legend-position="end" svg:x="16.352cm" svg:y="6.619cm" style:legend-expansion="high" chart:style-name="ch2"/>
        <chart:plot-area chart:style-name="ch3" table:cell-range-address="Foglio1.C14:Foglio1.C63" svg:x="0.385cm" svg:y="0.275cm" svg:width="15.582cm" svg:height="13.234cm">
          <chartooo:coordinate-region svg:x="1.297cm" svg:y="0.417cm" svg:width="14.67cm" svg:height="12.88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glio1.C14:Foglio1.C63" chart:class="chart:line">
            <chart:data-point chart:repeated="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0.15">
                <text:p>470.15</text:p>
                <draw:g>
                  <svg:desc>Foglio1.C14:Foglio1.C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0.15">
                <text:p>220.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6.816666666667">
                <text:p>136.81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5.15">
                <text:p>95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0.15">
                <text:p>70.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.4833333333333">
                <text:p>53.48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1.5785714285714">
                <text:p>41.57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.65">
                <text:p>32.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.7055555555556">
                <text:p>25.7055555555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.15">
                <text:p>20.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6045454545455">
                <text:p>15.60454545454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8166666666667">
                <text:p>11.81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61153846153846">
                <text:p>8.611538461538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86428571428572">
                <text:p>5.864285714285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48333333333333">
                <text:p>3.48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438235294117646">
                <text:p>-0.4382352941176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.07222222222222">
                <text:p>-2.072222222222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53421052631579">
                <text:p>-3.534210526315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4.85">
                <text:p>-4.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6.04047619047619">
                <text:p>-6.040476190476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7.12272727272728">
                <text:p>-7.122727272727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8.11086956521739">
                <text:p>-8.110869565217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9.01666666666667">
                <text:p>-9.016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9.85">
                <text:p>-9.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0.6192307692308">
                <text:p>-10.61923076923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1.3314814814815">
                <text:p>-11.33148148148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1.9928571428571">
                <text:p>-11.99285714285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2.6086206896552">
                <text:p>-12.60862068965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3.1833333333333">
                <text:p>-13.18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3.7209677419355">
                <text:p>-13.72096774193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4.225">
                <text:p>-14.2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4.6984848484848">
                <text:p>-14.69848484848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5.1441176470588">
                <text:p>-15.14411764705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5.5642857142857">
                <text:p>-15.56428571428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5.9611111111111">
                <text:p>-15.96111111111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6.3364864864865">
                <text:p>-16.33648648648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6.6921052631579">
                <text:p>-16.69210526315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7.0294871794872">
                <text:p>-17.02948717948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7.35">
                <text:p>-17.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7.6548780487805">
                <text:p>-17.65487804878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7.9452380952381">
                <text:p>-17.94523809523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8.2220930232558">
                <text:p>-18.222093023255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8.4863636363636">
                <text:p>-18.48636363636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8.7388888888889">
                <text:p>-18.73888888888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8.9804347826087">
                <text:p>-18.98043478260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9.2117021276596">
                <text:p>-19.21170212765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9.4333333333333">
                <text:p>-19.43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9.6459183673469">
                <text:p>-19.64591836734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9.85">
                <text:p>-19.8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